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sub>
        <mi>a</mi>
        <mrow>
          <mi>D</mi>
          <mi>P</mi>
        </mrow>
      </msub>
      <mo stretchy="false">=</mo>
      <mrow>
        <munderover>
          <mo stretchy="false">∑</mo>
          <mrow>
            <mi>p</mi>
            <mo stretchy="false">=</mo>
            <mn>1</mn>
          </mrow>
          <mi mathvariant="italic">punkte</mi>
        </munderover>
        <mrow>
          <mo fence="true" stretchy="false">(</mo>
          <mrow>
            <mfrac>
              <mrow>
                <mi mathvariant="normal">Γ</mi>
                <mrow>
                  <mrow>
                    <mo fence="true" stretchy="false">(</mo>
                    <mrow>
                      <mrow>
                        <mi>N</mi>
                        <mo stretchy="false">/</mo>
                        <mn>2</mn>
                      </mrow>
                    </mrow>
                    <mo fence="true" stretchy="false">)</mo>
                  </mrow>
                  <mo stretchy="false">∗</mo>
                  <mrow>
                    <mo fence="true" stretchy="false">(</mo>
                    <mrow>
                      <mrow>
                        <mrow>
                          <mrow>
                            <mo fence="true" stretchy="false">(</mo>
                            <mrow>
                              <mrow>
                                <msub>
                                  <mi>x</mi>
                                  <mrow>
                                    <mi>D</mi>
                                    <mi>P</mi>
                                  </mrow>
                                </msub>
                                <mo stretchy="false">−</mo>
                                <msub>
                                  <mi>x</mi>
                                  <mi mathvariant="italic">Dp</mi>
                                </msub>
                              </mrow>
                            </mrow>
                            <mo fence="true" stretchy="false">)</mo>
                          </mrow>
                          <mo stretchy="false">∗</mo>
                          <mrow>
                            <mo fence="true" stretchy="false">(</mo>
                            <mrow>
                              <mrow>
                                <mrow>
                                  <msub>
                                    <mi>q</mi>
                                    <mi>P</mi>
                                  </msub>
                                  <mo stretchy="false">∗</mo>
                                  <msub>
                                    <mi>q</mi>
                                    <mi>p</mi>
                                  </msub>
                                  <mo stretchy="false">∗</mo>
                                  <mrow>
                                    <mo fence="true" stretchy="false">(</mo>
                                    <mrow>
                                      <mrow>
                                        <mrow>
                                          <msub>
                                            <mi mathvariant="normal">μ</mi>
                                            <mn>0</mn>
                                          </msub>
                                          <mo stretchy="false">∗</mo>
                                          <mrow>
                                            <munderover>
                                              <mo stretchy="false">∑</mo>
                                              <mrow>
                                                <mi>d</mi>
                                                <mo stretchy="false">=</mo>
                                                <mn>1</mn>
                                              </mrow>
                                              <mi>N</mi>
                                            </munderover>
                                            <mrow>
                                              <mo fence="true" stretchy="false">(</mo>
                                              <mrow>
                                                <msup>
                                                  <mrow>
                                                    <mo fence="true" stretchy="false">(</mo>
                                                    <mrow>
                                                      <mrow>
                                                        <msub>
                                                          <mi>v</mi>
                                                          <mrow>
                                                            <mi>d</mi>
                                                            <mi>P</mi>
                                                          </mrow>
                                                        </msub>
                                                        <mo stretchy="false">−</mo>
                                                        <msub>
                                                          <mi>v</mi>
                                                          <mrow>
                                                            <mi>d</mi>
                                                            <mi>p</mi>
                                                          </mrow>
                                                        </msub>
                                                      </mrow>
                                                    </mrow>
                                                    <mo fence="true" stretchy="false">)</mo>
                                                  </mrow>
                                                  <mn>2</mn>
                                                </msup>
                                              </mrow>
                                              <mo fence="true" stretchy="false">)</mo>
                                            </mrow>
                                          </mrow>
                                        </mrow>
                                        <mo stretchy="false">−</mo>
                                        <mfrac>
                                          <mn>1</mn>
                                          <msub>
                                            <mi mathvariant="normal">ϵ</mi>
                                            <mn>0</mn>
                                          </msub>
                                        </mfrac>
                                      </mrow>
                                    </mrow>
                                    <mo fence="true" stretchy="false">)</mo>
                                  </mrow>
                                </mrow>
                                <mo stretchy="false">+</mo>
                                <mrow>
                                  <msub>
                                    <mi>m</mi>
                                    <mi>P</mi>
                                  </msub>
                                  <mo stretchy="false">∗</mo>
                                  <msub>
                                    <mi>m</mi>
                                    <mi>p</mi>
                                  </msub>
                                  <mo stretchy="false">∗</mo>
                                  <mn>4</mn>
                                  <mo stretchy="false">∗</mo>
                                  <mi mathvariant="normal">π</mi>
                                  <mo stretchy="false">∗</mo>
                                  <mi>G</mi>
                                </mrow>
                              </mrow>
                            </mrow>
                            <mo fence="true" stretchy="false">)</mo>
                          </mrow>
                        </mrow>
                        <mo stretchy="false">−</mo>
                        <mrow>
                          <msub>
                            <mi mathvariant="normal">μ</mi>
                            <mn>0</mn>
                          </msub>
                          <mo stretchy="false">∗</mo>
                          <mrow>
                            <mo fence="true" stretchy="false">(</mo>
                            <mrow>
                              <mrow>
                                <msub>
                                  <mi>v</mi>
                                  <mrow>
                                    <mi>D</mi>
                                    <mi>P</mi>
                                  </mrow>
                                </msub>
                                <mo stretchy="false">−</mo>
                                <msub>
                                  <mi>v</mi>
                                  <mrow>
                                    <mi>D</mi>
                                    <mi>p</mi>
                                  </mrow>
                                </msub>
                              </mrow>
                            </mrow>
                            <mo fence="true" stretchy="false">)</mo>
                          </mrow>
                          <mo stretchy="false">∗</mo>
                          <msub>
                            <mi>q</mi>
                            <mi>P</mi>
                          </msub>
                          <mo stretchy="false">∗</mo>
                          <msub>
                            <mi>q</mi>
                            <mi>p</mi>
                          </msub>
                          <mo stretchy="false">∗</mo>
                          <mrow>
                            <munderover>
                              <mo stretchy="false">∑</mo>
                              <mrow>
                                <mi>d</mi>
                                <mo stretchy="false">=</mo>
                                <mn>1</mn>
                              </mrow>
                              <mi>N</mi>
                            </munderover>
                            <mrow>
                              <mo fence="true" stretchy="false">(</mo>
                              <mrow>
                                <mrow>
                                  <mrow>
                                    <mo fence="true" stretchy="false">(</mo>
                                    <mrow>
                                      <mrow>
                                        <msub>
                                          <mi>x</mi>
                                          <mrow>
                                            <mi>d</mi>
                                            <mi>P</mi>
                                          </mrow>
                                        </msub>
                                        <mo stretchy="false">−</mo>
                                        <msub>
                                          <mi>x</mi>
                                          <mrow>
                                            <mi>d</mi>
                                            <mi>p</mi>
                                          </mrow>
                                        </msub>
                                      </mrow>
                                    </mrow>
                                    <mo fence="true" stretchy="false">)</mo>
                                  </mrow>
                                  <mo stretchy="false">∗</mo>
                                  <mrow>
                                    <mo fence="true" stretchy="false">(</mo>
                                    <mrow>
                                      <mrow>
                                        <msub>
                                          <mi>v</mi>
                                          <mrow>
                                            <mi>d</mi>
                                            <mi>P</mi>
                                          </mrow>
                                        </msub>
                                        <mo stretchy="false">−</mo>
                                        <msub>
                                          <mi>v</mi>
                                          <mrow>
                                            <mi>d</mi>
                                            <mi>p</mi>
                                          </mrow>
                                        </msub>
                                      </mrow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</mrow>
                      </mrow>
                    </mrow>
                    <mo fence="true" stretchy="false">)</mo>
                  </mrow>
                </mrow>
              </mrow>
              <mrow>
                <mn>2</mn>
                <mo stretchy="false">∗</mo>
                <msup>
                  <mi mathvariant="normal">π</mi>
                  <mrow>
                    <mi>N</mi>
                    <mo stretchy="false">/</mo>
                    <mn>2</mn>
                  </mrow>
                </msup>
                <mo stretchy="false">∗</mo>
                <msup>
                  <mrow>
                    <mo fence="true" stretchy="false">(</mo>
                    <mrow>
                      <mrow>
                        <munderover>
                          <mo stretchy="false">∑</mo>
                          <mrow>
                            <mi>d</mi>
                            <mo stretchy="false">=</mo>
                            <mn>1</mn>
                          </mrow>
                          <mi>N</mi>
                        </munderover>
                        <mrow>
                          <mo fence="true" stretchy="false">(</mo>
                          <mrow>
                            <msup>
                              <mrow>
                                <mo fence="true" stretchy="false">(</mo>
                                <mrow>
                                  <mrow>
                                    <msub>
                                      <mi>x</mi>
                                      <mrow>
                                        <mi>d</mi>
                                        <mi>P</mi>
                                      </mrow>
                                    </msub>
                                    <mo stretchy="false">−</mo>
                                    <msub>
                                      <mi>x</mi>
                                      <mrow>
                                        <mi>d</mi>
                                        <mi>p</mi>
                                      </mrow>
                                    </msub>
                                  </mrow>
                                </mrow>
                                <mo fence="true" stretchy="false">)</mo>
                              </mrow>
                              <mn>2</mn>
                            </msup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row>
                    <mi>N</mi>
                    <mo stretchy="false">/</mo>
                    <mn>2</mn>
                  </mrow>
                </msup>
                <mo stretchy="false">∗</mo>
                <msub>
                  <mi>m</mi>
                  <mi>P</mi>
                </msub>
              </mrow>
            </mfrac>
          </mrow>
          <mo fence="true" stretchy="false">)</mo>
        </mrow>
      </mrow>
    </mrow>
    <annotation encoding="StarMath 5.0">a_{D P}=sum from p=1 to punkte( {%iGAMMA(N/2)*((x_{D P}-x_{Dp})*(q_P*q_p*(%imu_0*sum from d=1 to N ((v_{d P}-v_{d p})^2)-1 over %iepsilon_0)+m_P*m_p*4*%ipi*G)-%imu_0*(v_{D P}-v_{D p})*q_P*q_p*sum from d=1 to N ((x_{d P}-x_{d p})*(v_{d P}-v_{d p})))}over{2*%ipi^{N/2}*(sum from d=1 to N ((x_{d P}-x_{d p})^2))^{N/2}
*m_P})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7T16:21:27.973000000</meta:creation-date>
    <meta:generator>LibreOffice/4.2.3.3$Windows_x86 LibreOffice_project/882f8a0a489bc99a9e60c7905a60226254cb6ff0</meta:generator>
  </office:meta>
</office:document-meta>
</file>